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textarea-horizontal-align="justify" draw:textarea-vertical-align="middle" draw:auto-grow-height="false" fo:min-height="1.338cm" fo:min-width="1.087cm"/>
      <style:paragraph-properties style:writing-mode="lr-tb"/>
    </style:style>
    <style:style style:name="gr2" style:family="graphic" style:parent-style-name="objectwithoutfill">
      <style:graphic-properties svg:stroke-width="0.081cm" draw:marker-start-width="0.321cm" draw:marker-end="Arrowheads_20_1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P1" style:family="paragraph">
      <style:paragraph-properties fo:text-align="center"/>
      <style:text-properties fo:font-size="12pt"/>
    </style:style>
    <style:style style:name="P2" style:family="paragraph">
      <loext:graphic-properties draw:fill="none"/>
      <style:paragraph-properties fo:text-align="center"/>
      <style:text-properties fo:font-size="12pt"/>
    </style:style>
    <style:style style:name="P3" style:family="paragraph">
      <style:text-properties fo:font-size="12pt"/>
    </style:style>
    <style:style style:name="P4" style:family="paragraph">
      <loext:graphic-properties draw:fill="none" draw:fill-color="#ffffff"/>
      <style:text-properties fo:font-size="12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87cm" svg:height="1.588cm" svg:x="2.905cm" svg:y="4.492cm">
          <text:p text:style-name="P1">C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87cm" svg:height="1.588cm" svg:x="8.62cm" svg:y="4.492cm">
          <text:p text:style-name="P1">C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87cm" svg:height="1.588cm" svg:x="5.763cm" svg:y="4.492cm">
          <text:p text:style-name="P1">C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87cm" svg:height="1.588cm" svg:x="2.906cm" svg:y="7.031cm">
          <text:p text:style-name="P1">C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87cm" svg:height="1.588cm" svg:x="8.621cm" svg:y="7.031cm">
          <text:p text:style-name="P1">C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87cm" svg:height="1.588cm" svg:x="5.764cm" svg:y="7.031cm">
          <text:p text:style-name="P1">C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87cm" svg:height="1.588cm" svg:x="2.906cm" svg:y="9.572cm">
          <text:p text:style-name="P1">C6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87cm" svg:height="1.588cm" svg:x="8.621cm" svg:y="9.572cm">
          <text:p text:style-name="P1">C8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87cm" svg:height="1.588cm" svg:x="5.764cm" svg:y="9.572cm">
          <text:p text:style-name="P1">C7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492cm" svg:y1="5.445cm" svg:x2="5.762cm" svg:y2="5.445cm">
          <text:p/>
        </draw:line>
        <draw:line draw:style-name="gr2" draw:text-style-name="P2" draw:layer="layout" svg:x1="7.35cm" svg:y1="5.445cm" svg:x2="8.62cm" svg:y2="5.445cm">
          <text:p/>
        </draw:line>
        <draw:line draw:style-name="gr2" draw:text-style-name="P2" draw:layer="layout" svg:x1="3.857cm" svg:y1="6.08cm" svg:x2="3.857cm" svg:y2="7.032cm">
          <text:p/>
        </draw:line>
        <draw:line draw:style-name="gr2" draw:text-style-name="P2" draw:layer="layout" svg:x1="6.397cm" svg:y1="6.08cm" svg:x2="6.397cm" svg:y2="7.032cm">
          <text:p/>
        </draw:line>
        <draw:line draw:style-name="gr2" draw:text-style-name="P2" draw:layer="layout" svg:x1="9.255cm" svg:y1="6.08cm" svg:x2="9.255cm" svg:y2="7.032cm">
          <text:p/>
        </draw:line>
        <draw:line draw:style-name="gr2" draw:text-style-name="P2" draw:layer="layout" svg:x1="3.857cm" svg:y1="8.62cm" svg:x2="3.857cm" svg:y2="9.572cm">
          <text:p/>
        </draw:line>
        <draw:line draw:style-name="gr2" draw:text-style-name="P2" draw:layer="layout" svg:x1="6.397cm" svg:y1="8.62cm" svg:x2="6.397cm" svg:y2="9.572cm">
          <text:p/>
        </draw:line>
        <draw:line draw:style-name="gr2" draw:text-style-name="P2" draw:layer="layout" svg:x1="9.255cm" svg:y1="8.62cm" svg:x2="9.255cm" svg:y2="9.572cm">
          <text:p/>
        </draw:line>
        <draw:line draw:style-name="gr2" draw:text-style-name="P2" draw:layer="layout" svg:x1="4.492cm" svg:y1="7.667cm" svg:x2="5.762cm" svg:y2="7.667cm">
          <text:p/>
        </draw:line>
        <draw:line draw:style-name="gr2" draw:text-style-name="P2" draw:layer="layout" svg:x1="7.35cm" svg:y1="7.667cm" svg:x2="8.62cm" svg:y2="7.667cm">
          <text:p/>
        </draw:line>
        <draw:line draw:style-name="gr2" draw:text-style-name="P2" draw:layer="layout" svg:x1="4.492cm" svg:y1="10.525cm" svg:x2="5.762cm" svg:y2="10.525cm">
          <text:p/>
        </draw:line>
        <draw:line draw:style-name="gr2" draw:text-style-name="P2" draw:layer="layout" svg:x1="7.35cm" svg:y1="10.525cm" svg:x2="8.62cm" svg:y2="10.525cm">
          <text:p/>
        </draw:line>
        <draw:line draw:style-name="gr2" draw:text-style-name="P2" draw:layer="layout" svg:x1="1.635cm" svg:y1="5.445cm" svg:x2="2.905cm" svg:y2="5.445cm">
          <text:p/>
        </draw:line>
        <draw:line draw:style-name="gr2" draw:text-style-name="P2" draw:layer="layout" svg:x1="1.635cm" svg:y1="7.667cm" svg:x2="2.905cm" svg:y2="7.667cm">
          <text:p/>
        </draw:line>
        <draw:line draw:style-name="gr2" draw:text-style-name="P2" draw:layer="layout" svg:x1="1.635cm" svg:y1="10.525cm" svg:x2="2.905cm" svg:y2="10.525cm">
          <text:p/>
        </draw:line>
        <draw:line draw:style-name="gr2" draw:text-style-name="P2" draw:layer="layout" svg:x1="3.857cm" svg:y1="3.54cm" svg:x2="3.857cm" svg:y2="4.492cm">
          <text:p/>
        </draw:line>
        <draw:line draw:style-name="gr2" draw:text-style-name="P2" draw:layer="layout" svg:x1="6.397cm" svg:y1="3.54cm" svg:x2="6.397cm" svg:y2="4.492cm">
          <text:p/>
        </draw:line>
        <draw:line draw:style-name="gr2" draw:text-style-name="P2" draw:layer="layout" svg:x1="9.255cm" svg:y1="3.54cm" svg:x2="9.255cm" svg:y2="4.492cm">
          <text:p/>
        </draw:line>
        <draw:frame draw:style-name="gr3" draw:text-style-name="P4" draw:layer="layout" svg:width="1.588cm" svg:height="0.952cm" svg:x="1.317cm" svg:y="4.8cm">
          <draw:text-box>
            <text:p text:style-name="P3">A0</text:p>
          </draw:text-box>
        </draw:frame>
        <draw:frame draw:style-name="gr3" draw:text-style-name="P4" draw:layer="layout" svg:width="1.588cm" svg:height="0.952cm" svg:x="1.317cm" svg:y="7.023cm">
          <draw:text-box>
            <text:p text:style-name="P3">A3</text:p>
          </draw:text-box>
        </draw:frame>
        <draw:frame draw:style-name="gr3" draw:text-style-name="P4" draw:layer="layout" svg:width="1.588cm" svg:height="0.952cm" svg:x="1.317cm" svg:y="9.88cm">
          <draw:text-box>
            <text:p text:style-name="P3">A6</text:p>
          </draw:text-box>
        </draw:frame>
        <draw:frame draw:style-name="gr3" draw:text-style-name="P4" draw:layer="layout" svg:width="1.588cm" svg:height="0.952cm" svg:x="4.174cm" svg:y="4.8cm">
          <draw:text-box>
            <text:p text:style-name="P3">A1</text:p>
          </draw:text-box>
        </draw:frame>
        <draw:frame draw:style-name="gr3" draw:text-style-name="P4" draw:layer="layout" svg:width="1.588cm" svg:height="0.952cm" svg:x="4.175cm" svg:y="7.033cm">
          <draw:text-box>
            <text:p text:style-name="P3">A4</text:p>
          </draw:text-box>
        </draw:frame>
        <draw:frame draw:style-name="gr3" draw:text-style-name="P4" draw:layer="layout" svg:width="1.588cm" svg:height="0.952cm" svg:x="4.174cm" svg:y="9.88cm">
          <draw:text-box>
            <text:p text:style-name="P3">A7</text:p>
          </draw:text-box>
        </draw:frame>
        <draw:frame draw:style-name="gr3" draw:text-style-name="P4" draw:layer="layout" svg:width="1.588cm" svg:height="0.952cm" svg:x="7.032cm" svg:y="4.81cm">
          <draw:text-box>
            <text:p text:style-name="P3">A2</text:p>
          </draw:text-box>
        </draw:frame>
        <draw:frame draw:style-name="gr3" draw:text-style-name="P4" draw:layer="layout" svg:width="1.588cm" svg:height="0.952cm" svg:x="7.032cm" svg:y="7.023cm">
          <draw:text-box>
            <text:p text:style-name="P3">A5</text:p>
          </draw:text-box>
        </draw:frame>
        <draw:frame draw:style-name="gr3" draw:text-style-name="P6" draw:layer="layout" svg:width="1.588cm" svg:height="0.952cm" svg:x="7.032cm" svg:y="9.89cm">
          <draw:text-box>
            <text:p text:style-name="P5"><text:span text:style-name="T1">A</text:span><text:span text:style-name="T1">8</text:span></text:p>
          </draw:text-box>
        </draw:frame>
        <draw:frame draw:style-name="gr3" draw:text-style-name="P4" draw:layer="layout" svg:width="1.588cm" svg:height="0.952cm" svg:x="2.905cm" svg:y="3.54cm">
          <draw:text-box>
            <text:p text:style-name="P3">B0</text:p>
          </draw:text-box>
        </draw:frame>
        <draw:frame draw:style-name="gr3" draw:text-style-name="P4" draw:layer="layout" svg:width="1.588cm" svg:height="0.952cm" svg:x="5.445cm" svg:y="3.54cm">
          <draw:text-box>
            <text:p text:style-name="P3">B1</text:p>
          </draw:text-box>
        </draw:frame>
        <draw:frame draw:style-name="gr3" draw:text-style-name="P4" draw:layer="layout" svg:width="1.588cm" svg:height="0.952cm" svg:x="8.302cm" svg:y="3.54cm">
          <draw:text-box>
            <text:p text:style-name="P3">B2</text:p>
          </draw:text-box>
        </draw:frame>
        <draw:frame draw:style-name="gr3" draw:text-style-name="P4" draw:layer="layout" svg:width="1.588cm" svg:height="0.952cm" svg:x="2.905cm" svg:y="6.08cm">
          <draw:text-box>
            <text:p text:style-name="P3">B3</text:p>
          </draw:text-box>
        </draw:frame>
        <draw:frame draw:style-name="gr3" draw:text-style-name="P4" draw:layer="layout" svg:width="1.588cm" svg:height="0.952cm" svg:x="5.445cm" svg:y="6.08cm">
          <draw:text-box>
            <text:p text:style-name="P3">B4</text:p>
          </draw:text-box>
        </draw:frame>
        <draw:frame draw:style-name="gr3" draw:text-style-name="P4" draw:layer="layout" svg:width="1.588cm" svg:height="0.952cm" svg:x="8.302cm" svg:y="6.08cm">
          <draw:text-box>
            <text:p text:style-name="P3">B5</text:p>
          </draw:text-box>
        </draw:frame>
        <draw:frame draw:style-name="gr3" draw:text-style-name="P4" draw:layer="layout" svg:width="1.588cm" svg:height="0.952cm" svg:x="2.905cm" svg:y="8.62cm">
          <draw:text-box>
            <text:p text:style-name="P3">B6</text:p>
          </draw:text-box>
        </draw:frame>
        <draw:frame draw:style-name="gr3" draw:text-style-name="P4" draw:layer="layout" svg:width="1.588cm" svg:height="0.952cm" svg:x="5.445cm" svg:y="8.62cm">
          <draw:text-box>
            <text:p text:style-name="P3">B7</text:p>
          </draw:text-box>
        </draw:frame>
        <draw:frame draw:style-name="gr3" draw:text-style-name="P4" draw:layer="layout" svg:width="1.588cm" svg:height="0.952cm" svg:x="8.302cm" svg:y="8.62cm">
          <draw:text-box>
            <text:p text:style-name="P3">B8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7 20 13" svg:d="M0 20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8T22:32:52.436897222</meta:creation-date>
    <dc:date>2024-01-08T22:39:28.625435487</dc:date>
    <meta:editing-duration>PT6M37S</meta:editing-duration>
    <meta:editing-cycles>1</meta:editing-cycles>
    <meta:document-statistic meta:object-count="45"/>
    <meta:generator>LibreOffice/7.5.9.2$Linux_X86_64 LibreOffice_project/50$Build-2</meta:generator>
  </office:meta>
</office:document-meta>
</file>